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60000005A090C76A14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8pt" style:font-size-complex="18pt"/>
    </style:style>
    <style:style style:name="P3" style:family="paragraph">
      <style:text-properties fo:color="#000000" fo:font-size="15pt" style:font-size-asian="18pt" style:font-size-complex="18pt"/>
    </style:style>
    <style:style style:name="P4" style:family="paragraph">
      <style:text-properties fo:color="#000000" fo:font-size="15pt" fo:font-style="italic" style:font-size-asian="18pt" style:font-style-asian="italic" style:font-weight-asian="normal" style:font-size-complex="18pt" style:font-style-complex="italic"/>
    </style:style>
    <style:style style:name="P5" style:family="paragraph">
      <style:text-properties fo:color="#000000" fo:font-size="16pt" fo:font-style="normal" style:font-size-asian="18pt" style:font-style-asian="normal" style:font-size-complex="18pt" style:font-style-complex="normal"/>
    </style:style>
    <style:style style:name="T1" style:family="text">
      <style:text-properties fo:color="#000000" fo:font-size="15pt" style:font-size-asian="18pt" style:font-size-complex="18pt"/>
    </style:style>
    <style:style style:name="T2" style:family="text">
      <style:text-properties fo:color="#000000" style:text-position="-33% 58%" fo:font-size="15pt" style:font-size-asian="18pt" style:font-size-complex="18pt"/>
    </style:style>
    <style:style style:name="T3" style:family="text">
      <style:text-properties fo:color="#000000" fo:font-size="15pt" fo:font-style="italic" style:font-size-asian="18pt" style:font-style-asian="italic" style:font-size-complex="18pt" style:font-style-complex="italic"/>
    </style:style>
    <style:style style:name="T4" style:family="text">
      <style:text-properties fo:color="#000000" fo:font-size="15pt" fo:font-style="italic" style:font-size-asian="18pt" style:font-style-asian="italic" style:font-weight-asian="normal" style:font-size-complex="18pt" style:font-style-complex="italic"/>
    </style:style>
    <style:style style:name="T5" style:family="text">
      <style:text-properties fo:color="#000000" fo:font-size="15pt" fo:font-style="normal" style:font-size-asian="18pt" style:font-style-asian="normal" style:font-weight-asian="normal" style:font-size-complex="18pt" style:font-style-complex="normal"/>
    </style:style>
    <style:style style:name="T6" style:family="text">
      <style:text-properties fo:color="#000000" fo:font-size="16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5.563cm" svg:x="1.697cm" svg:y="3.796cm">
          <draw:image xlink:href="Pictures/1000000000000960000005A090C76A14.tif" xlink:type="simple" xlink:show="embed" xlink:actuate="onLoad">
            <text:p/>
          </draw:image>
        </draw:frame>
        <draw:custom-shape draw:style-name="gr2" draw:text-style-name="P2" draw:layer="layout" svg:width="1.016cm" svg:height="3.175cm" svg:x="1cm" svg:y="13.1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2cm" svg:height="0.848cm" draw:transform="rotate (1.5707963267949) translate (1.254cm 8.368cm)">
          <draw:text-box draw:corner-radius="0.079cm">
            <text:p><text:span text:style-name="T1">Subjects</text:span></text:p>
          </draw:text-box>
        </draw:frame>
        <draw:frame draw:style-name="gr3" draw:text-style-name="P3" draw:layer="layout" svg:width="2.542cm" svg:height="0.848cm" draw:transform="rotate (1.5707963267949) translate (1.266cm 16.664cm)">
          <draw:text-box>
            <text:p><text:span text:style-name="T1">Subjects</text:span></text:p>
          </draw:text-box>
        </draw:frame>
        <draw:custom-shape draw:style-name="gr2" draw:text-style-name="P1" draw:layer="layout" svg:width="4.953cm" svg:height="0.889cm" svg:x="3.386cm" svg:y="19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45cm" svg:height="0.889cm" svg:x="11.795cm" svg:y="19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45cm" svg:height="0.889cm" svg:x="19.796cm" svg:y="19.00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926cm" svg:height="0.974cm" svg:x="3.429cm" svg:y="18.923cm">
          <draw:text-box>
            <text:p><text:span text:style-name="T1">Abundance (Log</text:span><text:span text:style-name="T2">10</text:span><text:span text:style-name="T1">)</text:span></text:p>
          </draw:text-box>
        </draw:frame>
        <draw:frame draw:style-name="gr3" draw:text-style-name="P3" draw:layer="layout" svg:width="4.926cm" svg:height="0.974cm" svg:x="12.329cm" svg:y="18.923cm">
          <draw:text-box>
            <text:p><text:span text:style-name="T1">Abundance (Log</text:span><text:span text:style-name="T2">10</text:span><text:span text:style-name="T1">)</text:span></text:p>
          </draw:text-box>
        </draw:frame>
        <draw:frame draw:style-name="gr3" draw:text-style-name="P3" draw:layer="layout" svg:width="4.926cm" svg:height="0.974cm" svg:x="20.529cm" svg:y="18.923cm">
          <draw:text-box>
            <text:p><text:span text:style-name="T1">Abundance (Log</text:span><text:span text:style-name="T2">10</text:span><text:span text:style-name="T1">)</text:span></text:p>
          </draw:text-box>
        </draw:frame>
        <draw:custom-shape draw:style-name="gr2" draw:text-style-name="P1" draw:layer="layout" svg:width="0.889cm" svg:height="0.381cm" svg:x="3.286cm" svg:y="18.65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202cm" svg:height="0.848cm" svg:x="2.086cm" svg:y="4.313cm">
          <draw:text-box>
            <text:p><text:span text:style-name="T3">B. fragilis</text:span><text:span text:style-name="T1"> group</text:span></text:p>
          </draw:text-box>
        </draw:frame>
        <draw:frame draw:style-name="gr3" draw:text-style-name="P3" draw:layer="layout" svg:width="3.867cm" svg:height="0.848cm" svg:x="10.787cm" svg:y="12.113cm">
          <draw:text-box>
            <text:p><text:span text:style-name="T3">P. oralis</text:span><text:span text:style-name="T1"> group</text:span></text:p>
          </draw:text-box>
        </draw:frame>
        <draw:frame draw:style-name="gr3" draw:text-style-name="P3" draw:layer="layout" svg:width="1.412cm" svg:height="0.848cm" svg:x="19.487cm" svg:y="4.313cm">
          <draw:text-box>
            <text:p><text:span text:style-name="T1">UCI</text:span></text:p>
          </draw:text-box>
        </draw:frame>
        <draw:frame draw:style-name="gr3" draw:text-style-name="P3" draw:layer="layout" svg:width="1.56cm" svg:height="0.848cm" svg:x="19.488cm" svg:y="12.125cm">
          <draw:text-box>
            <text:p><text:span text:style-name="T1">UCII</text:span></text:p>
          </draw:text-box>
        </draw:frame>
        <draw:frame draw:style-name="gr3" draw:text-style-name="P3" draw:layer="layout" svg:width="4.96cm" svg:height="1.445cm" svg:x="10.779cm" svg:y="4.302cm">
          <draw:text-box>
            <text:p><text:span text:style-name="T3">P. melaninogenica</text:span><text:span text:style-name="T1"> </text:span></text:p>
            <text:p><text:span text:style-name="T1">group</text:span></text:p>
          </draw:text-box>
        </draw:frame>
        <draw:frame draw:style-name="gr4" draw:text-style-name="P4" draw:layer="layout" svg:width="4.855cm" svg:height="0.848cm" svg:x="2.087cm" svg:y="12.113cm">
          <draw:text-box>
            <text:p><text:span text:style-name="T4">Dialister </text:span><text:span text:style-name="T5">spp.</text:span></text:p>
          </draw:text-box>
        </draw:frame>
        <draw:frame draw:style-name="gr3" draw:text-style-name="P5" draw:layer="layout" svg:width="2.568cm" svg:height="0.886cm" svg:x="1.287cm" svg:y="3.314cm">
          <draw:text-box>
            <text:p><text:span text:style-name="T6">Figure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2-11T22:14:52</meta:creation-date>
    <dc:date>2014-05-30T16:16:49.473946485</dc:date>
    <meta:editing-duration>PT1H6M3S</meta:editing-duration>
    <meta:editing-cycles>42</meta:editing-cycles>
    <meta:generator>LibreOffice/4.2.3.3$Linux_X86_64 LibreOffice_project/420m0$Build-3</meta:generator>
    <meta:document-statistic meta:object-count="18"/>
  </office:meta>
</office:document-meta>
</file>